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Bitstream Vera Sans2" svg:font-family="'Bitstream Vera Sans'" style:font-family-generic="modern"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Bitstream Vera Serif" svg:font-family="'Bitstream Vera Serif'"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text-properties style:font-name="Bitstream Vera Serif"/>
    </style:style>
    <style:style style:name="P2" style:family="paragraph" style:parent-style-name="Standard">
      <style:paragraph-properties fo:text-align="center" style:justify-single-word="false"/>
      <style:text-properties style:font-name="Bitstream Vera Serif" fo:font-weight="bold" style:font-weight-asian="bold" style:font-weight-complex="bold"/>
    </style:style>
    <style:style style:name="P3" style:family="paragraph" style:parent-style-name="Standard">
      <style:paragraph-properties fo:text-align="start" style:justify-single-word="false"/>
      <style:text-properties style:font-name="Bitstream Vera Serif" fo:font-weight="bold" style:font-weight-asian="bold" style:font-weight-complex="bold"/>
    </style:style>
    <style:style style:name="P4" style:family="paragraph" style:parent-style-name="Standard">
      <style:paragraph-properties fo:text-align="center" style:justify-single-word="false"/>
      <style:text-properties style:font-name="Bitstream Vera Serif"/>
    </style:style>
    <style:style style:name="P5" style:family="paragraph" style:parent-style-name="Standard">
      <style:paragraph-properties fo:text-align="start" style:justify-single-word="false"/>
      <style:text-properties style:font-name="Bitstream Vera Serif"/>
    </style:style>
    <style:style style:name="P6" style:family="paragraph" style:parent-style-name="Standard" style:list-style-name="L1">
      <style:paragraph-properties fo:text-align="start" style:justify-single-word="false"/>
      <style:text-properties style:font-name="Bitstream Vera Serif"/>
    </style:style>
    <style:style style:name="P7" style:family="paragraph" style:parent-style-name="Standard" style:list-style-name="L2">
      <style:paragraph-properties fo:text-align="start" style:justify-single-word="false"/>
      <style:text-properties style:font-name="Bitstream Vera Serif"/>
    </style:style>
    <style:style style:name="P8" style:family="paragraph" style:parent-style-name="Standard" style:list-style-name="L3">
      <style:paragraph-properties fo:text-align="start" style:justify-single-word="false"/>
      <style:text-properties style:font-name="Bitstream Vera Serif"/>
    </style:style>
    <style:style style:name="P9" style:family="paragraph" style:parent-style-name="Standard" style:list-style-name="L1">
      <style:paragraph-properties fo:text-align="start" style:justify-single-word="false"/>
      <style:text-properties style:font-name="Bitstream Vera Sans Mono"/>
    </style:style>
    <style:style style:name="P10" style:family="paragraph" style:parent-style-name="Preformatted_20_Text">
      <style:paragraph-properties fo:text-align="start" style:justify-single-word="false"/>
      <style:text-properties fo:font-variant="normal" fo:text-transform="none" fo:color="#808080" style:font-name="Bitstream Vera Serif" fo:letter-spacing="normal" fo:font-style="italic" fo:font-weight="normal"/>
    </style:style>
    <style:style style:name="P11" style:family="paragraph" style:parent-style-name="Preformatted_20_Text">
      <style:paragraph-properties fo:margin-left="-0.529cm" fo:margin-right="-0.476cm" fo:text-align="start" style:justify-single-word="false" fo:text-indent="0cm" style:auto-text-indent="false"/>
      <style:text-properties fo:font-variant="normal" fo:text-transform="none" fo:color="#808080" style:font-name="Bitstream Vera Serif" fo:letter-spacing="normal" fo:font-style="italic" fo:font-weight="normal"/>
    </style:style>
    <style:style style:name="P12" style:family="paragraph" style:parent-style-name="Preformatted_20_Text">
      <style:paragraph-properties fo:margin-left="-0.529cm" fo:margin-right="-0.476cm" fo:orphans="2" fo:widows="2" fo:text-indent="0cm" style:auto-text-indent="false"/>
      <style:text-properties fo:font-variant="normal" fo:text-transform="none" fo:color="#808080" fo:letter-spacing="normal" fo:font-style="italic" fo:font-weight="normal"/>
    </style:style>
    <style:style style:name="P13" style:family="paragraph" style:parent-style-name="Preformatted_20_Text">
      <style:paragraph-properties fo:margin-left="-0.529cm" fo:margin-right="-0.476cm" fo:orphans="2" fo:widows="2" fo:text-indent="0cm" style:auto-text-indent="false"/>
      <style:text-properties fo:font-variant="normal" fo:text-transform="none" fo:color="#000000" fo:letter-spacing="normal" fo:font-style="normal" fo:font-weight="normal"/>
    </style:style>
    <style:style style:name="P14" style:family="paragraph" style:parent-style-name="Preformatted_20_Text">
      <style:paragraph-properties fo:margin-left="-0.529cm" fo:margin-right="-0.476cm" fo:orphans="2" fo:widows="2" fo:text-indent="0cm" style:auto-text-indent="false"/>
      <style:text-properties fo:font-variant="normal" fo:text-transform="none" fo:color="#000000" fo:letter-spacing="normal"/>
    </style:style>
    <style:style style:name="P15" style:family="paragraph" style:parent-style-name="Preformatted_20_Text">
      <style:paragraph-properties fo:margin-left="-0.529cm" fo:margin-right="-0.476cm" fo:orphans="2" fo:widows="2" fo:text-indent="0cm" style:auto-text-indent="false"/>
    </style:style>
    <style:style style:name="P16" style:family="paragraph" style:parent-style-name="Preformatted_20_Text">
      <style:paragraph-properties fo:margin-left="-0.529cm" fo:margin-right="-0.476cm" fo:margin-top="0cm" fo:margin-bottom="0.499cm" fo:orphans="2" fo:widows="2" fo:text-indent="0cm" style:auto-text-indent="false"/>
      <style:text-properties fo:font-variant="normal" fo:text-transform="none" fo:color="#000000" fo:letter-spacing="normal"/>
    </style:style>
    <style:style style:name="T1" style:family="text">
      <style:text-properties style:font-name="Bitstream Vera Sans Mono"/>
    </style:style>
    <style:style style:name="T2" style:family="text">
      <style:text-properties fo:color="#ff00ff"/>
    </style:style>
    <style:style style:name="T3" style:family="text">
      <style:text-properties fo:color="#ff00ff" fo:font-style="normal" fo:font-weight="normal"/>
    </style:style>
    <style:style style:name="T4" style:family="text">
      <style:text-properties fo:font-weight="bold"/>
    </style:style>
    <style:style style:name="T5" style:family="text">
      <style:text-properties fo:color="#800000"/>
    </style:style>
    <style:style style:name="T6" style:family="text">
      <style:text-properties fo:color="#800000" fo:font-style="normal" fo:font-weight="normal"/>
    </style:style>
    <style:style style:name="T7" style:family="text">
      <style:text-properties fo:color="#0000ff"/>
    </style:style>
    <style:style style:name="T8" style:family="text">
      <style:text-properties fo:color="#0000ff" fo:font-style="normal" fo:font-weight="normal"/>
    </style:style>
    <style:style style:name="T9" style:family="text">
      <style:text-properties fo:font-style="normal" fo:font-weight="normal"/>
    </style:style>
    <style:style style:name="T10" style:family="text">
      <style:text-properties fo:font-style="normal" fo:font-weight="bold"/>
    </style:style>
    <style:style style:name="T11" style:family="text">
      <style:text-properties fo:color="#dd0000" fo:font-style="normal" fo:font-weight="normal"/>
    </style:style>
    <style:style style:name="T12" style:family="text">
      <style:text-properties fo:color="#808080" fo:font-style="italic" fo:font-weight="normal"/>
    </style:style>
    <style:style style:name="T13" style:family="text">
      <style:text-properties fo:color="#008000" fo:font-style="normal" fo:font-weight="normal"/>
    </style:style>
    <style:style style:name="T14" style:family="text">
      <style:text-properties fo:color="#800080" fo:font-style="normal" fo:font-weight="normal"/>
    </style:style>
    <style:style style:name="T15" style:family="text">
      <style:text-properties fo:color="#054d00" fo:font-style="normal" fo:font-weight="bold"/>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ven Eardley s0934142</text:p>
      <text:p text:style-name="P2"/>
      <text:p text:style-name="P2">Machine Translation Assignment 1: IBM Model 1</text:p>
      <text:p text:style-name="P4"/>
      <text:p text:style-name="P5"/>
      <text:p text:style-name="P5">I had a great deal of trouble with this assignment; for some reason I failed see convergence even in the ‘toy’ corpus provided, and when I attempted to run my code on even the shorter ‘real’ corpora it took an inordinate amount of time and electricity to get nowhere.</text:p>
      <text:p text:style-name="P5"/>
      <text:p text:style-name="P5">My approach was as follows:</text:p>
      <text:list xml:id="list2140171449" text:style-name="L1">
        <text:list-header>
          <text:p text:style-name="P6"/>
          <text:p text:style-name="P9">readpairs(to_file, from_file):</text:p>
        </text:list-header>
        <text:list-item>
          <text:p text:style-name="P6">Simultaneously read line-at-a-time from the two files, matching the sentences in order. Store these in separate lists of sentences. </text:p>
        </text:list-item>
        <text:list-item>
          <text:p text:style-name="P6">Split these lists into words using <text:span text:style-name="T1">list_words(sentence_string)</text:span> while removing punctuation and the new line character. Usefully, the punctuation in the corpus was surrounded by spaces. This makes it significantly easier to remove a dash in prose but not a hyphen within words, plus words like l’enfant do not lose their apostrophe.</text:p>
        </text:list-item>
        <text:list-item>
          <text:p text:style-name="P6">Place these words in the dictionary <text:span text:style-name="T1">sentences</text:span> at the corresponding sentence number. E.g. The second sentence for the toy corpus appears thus:</text:p>
          <text:list>
            <text:list-item>
              <text:list>
                <text:list-header>
                  <text:p text:style-name="P9">(2, (['the', 'big', 'book'], ['das', 'grosse', 'buch']))</text:p>
                </text:list-header>
              </text:list>
            </text:list-item>
          </text:list>
        </text:list-item>
        <text:list-item>
          <text:p text:style-name="P6">For our translation tables, gather all unique foreign words and all English words.</text:p>
        </text:list-item>
      </text:list>
      <text:p text:style-name="P5"/>
      <text:p text:style-name="P5">This seemed to work pretty well for me.</text:p>
      <text:p text:style-name="P5"/>
      <text:p text:style-name="P5"><text:tab/><text:span text:style-name="T1">init_uniformly():</text:span></text:p>
      <text:list xml:id="list758053770" text:style-name="L2">
        <text:list-item>
          <text:p text:style-name="P7">Here I initialised each foreign word’s English translations t(e|f) to a uniform probability: 1 / the number of English words available. Every English word seen is considered a possible translation.</text:p>
        </text:list-item>
        <text:list-item>
          <text:p text:style-name="P7">These were all stored in a dictionary – the key is the foreign word, and the value is ( [English word, t(e|f), count(e|f)] , total(f) ) for each English word. The latter two values are initialised to zero.</text:p>
        </text:list-item>
        <text:list-item>
          <text:p text:style-name="P7">In addition, for every English word, the s-total(e) is initialised to zero.</text:p>
        </text:list-item>
      </text:list>
      <text:p text:style-name="P5"/>
      <text:p text:style-name="P5">Perhaps here my downfall was the complexity of the data structure I tried to use. I thought it was a neat solution to keep all relevant data in the same place, rather than trying to bother with indexes and lots of lists. It may have made implementing the pseudo code a little more difficult, and caused the observed slow running of the program.</text:p>
      <text:p text:style-name="P5"/>
      <text:p text:style-name="P5"><text:tab/><text:span text:style-name="T1">ibm1():</text:span></text:p>
      <text:list xml:id="list1526907890" text:style-name="L3">
        <text:list-item>
          <text:p text:style-name="P8">Initialise uniformly once, then run a while loop until converged as per the pseudo code. I attempted to keep the naming of my variables similar to those in the pseudo code for this part.</text:p>
        </text:list-item>
        <text:list-item>
          <text:p text:style-name="P8">I took convergence to mean that the t(e|f) probabilities hadn’t changed significantly between two runs – multiplying the probabilities by 1000 and lopping off the decimal part would compare them to three decimal <text:soft-page-break/>places, but for some reason even then they fluctuated between two values: failing to converge.</text:p>
        </text:list-item>
        <text:list-item>
          <text:p text:style-name="P8">I couldn’t find a better way to test convergence, so I added an iteration counter to force it to stop after a certain number, usually between 10 (when I was desperate) and 1000, which I thought was sensible.</text:p>
        </text:list-item>
        <text:list-item>
          <text:p text:style-name="P8">Instead of running the initialisation step first as shown in the pseudo code, I chose to zero the count(e|f) and total(f) at the end of each run since I was re-writing my dictionary anyway.</text:p>
        </text:list-item>
      </text:list>
      <text:p text:style-name="P5"/>
      <text:p text:style-name="P5">One issue I found was a myriad of ZeroDivisionErrors on each run – the danger of initialising the denominators s-total(e) and total(f) as zero. Perhaps these show I implemented the algorithm incorrectly. I doubt, however, that moving the initialisation step from the beginning to the end of the previous run caused my problems, as it was only more efficient due to my data structure choice. Still, it’s where I diverged from the algorithm supplied.</text:p>
      <text:p text:style-name="P5"/>
      <text:p text:style-name="P5">The following is the sorted translation table output for each foreign word and the full set of English words, using the ‘toy’ corpus (the only one I could run):</text:p>
      <text:p text:style-name="P5"/>
      <text:section text:style-name="Sect1" text:name="Section1">
        <text:section text:style-name="Sect3" text:name="Section3">
          <text:p text:style-name="P3">buch</text:p>
          <text:p text:style-name="P5">book <text:s text:c="11"/>0.324324324324</text:p>
          <text:p text:style-name="P5">a <text:s text:c="14"/>0.0 <text:s text:c="10"/></text:p>
          <text:p text:style-name="P5">big <text:s text:c="12"/>0.0 <text:s text:c="10"/></text:p>
          <text:p text:style-name="P5">small <text:s text:c="10"/>0.0 <text:s text:c="10"/></text:p>
          <text:p text:style-name="P5">house <text:s text:c="10"/>0.0 <text:s text:c="10"/></text:p>
          <text:p text:style-name="P5">the <text:s text:c="12"/>0.0 <text:s text:c="10"/></text:p>
          <text:p text:style-name="P5"/>
          <text:p text:style-name="P3">haus</text:p>
          <text:p text:style-name="P5">a <text:s text:c="14"/>0.5</text:p>
          <text:p text:style-name="P5">house <text:s text:c="10"/>0.5</text:p>
          <text:p text:style-name="P5">book <text:s text:c="11"/>0.0</text:p>
          <text:p text:style-name="P5">big <text:s text:c="12"/>0.0</text:p>
          <text:p text:style-name="P5">small <text:s text:c="10"/>0.0</text:p>
          <text:p text:style-name="P5">the <text:s text:c="12"/>0.0</text:p>
          <text:p text:style-name="P5"/>
          <text:p text:style-name="P3">grosse</text:p>
          <text:p text:style-name="P5">big <text:s text:c="12"/>0.733792896747</text:p>
          <text:p text:style-name="P5">the <text:s text:c="12"/>0.366896448373</text:p>
          <text:p text:style-name="P5">a <text:s text:c="14"/>0.0 <text:s text:c="10"/></text:p>
          <text:p text:style-name="P5">book <text:s text:c="11"/>0.0 <text:s text:c="10"/></text:p>
          <text:p text:style-name="P5">small <text:s text:c="10"/>0.0 <text:s text:c="10"/></text:p>
          <text:p text:style-name="P5">house <text:s text:c="10"/>0.0 <text:s text:c="10"/></text:p>
          <text:p text:style-name="P5"/>
          <text:p text:style-name="P3">kleines</text:p>
          <text:p text:style-name="P5">small <text:s text:c="10"/>0.540540540541</text:p>
          <text:p text:style-name="P5">book <text:s text:c="11"/>0.324324324324</text:p>
          <text:p text:style-name="P5">a <text:s text:c="14"/>0.135135135135</text:p>
          <text:p text:style-name="P5">big <text:s text:c="12"/>0.0 <text:s text:c="10"/></text:p>
          <text:p text:style-name="P5">house <text:s text:c="10"/>0.0 <text:s text:c="10"/></text:p>
          <text:p text:style-name="P5">the <text:s text:c="12"/>0.0 <text:s text:c="10"/></text:p>
          <text:p text:style-name="P5"/>
          <text:p text:style-name="P3">das</text:p>
          <text:p text:style-name="P5">the <text:s text:c="12"/>0.366896448373</text:p>
          <text:p text:style-name="P5">a <text:s text:c="14"/>0.0 <text:s text:c="10"/></text:p>
          <text:p text:style-name="P5">book <text:s text:c="11"/>0.0 <text:s text:c="10"/></text:p>
          <text:p text:style-name="P5">big <text:s text:c="12"/>0.0 <text:s text:c="10"/></text:p>
          <text:p text:style-name="P5">small <text:s text:c="10"/>0.0</text:p>
          <text:p text:style-name="P5">house <text:s text:c="10"/>0.0</text:p>
          <text:p text:style-name="P5"/>
          <text:p text:style-name="P3">ein</text:p>
          <text:p text:style-name="P5">a <text:s text:c="14"/>0.5</text:p>
          <text:p text:style-name="P5">house <text:s text:c="10"/>0.5</text:p>
          <text:p text:style-name="P5">book <text:s text:c="11"/>0.0</text:p>
          <text:p text:style-name="P5">big <text:s text:c="12"/>0.0</text:p>
          <text:p text:style-name="P5">small <text:s text:c="10"/>0.0</text:p>
          <text:p text:style-name="P5">the <text:s text:c="12"/>0.0</text:p>
        </text:section>
        <text:p text:style-name="P5"/>
        <text:section text:style-name="Sect2" text:name="Section2">
          <text:p text:style-name="P5">It looks vaguely correct – the right English word does appear with the highest probability in most cases. ‘Ein’ and ‘haus’ are mixed up because they have equal probabilities – these will only be wrong half of the time – nothing to worry about. Unfortunately, I didn’t get any data on alignments due to struggling with the first section. </text:p>
          <text:p text:style-name="P5"/>
          <text:p text:style-name="P5">The following section contains the source code for my program.</text:p>
        </text:section>
        <text:p text:style-name="P10"/>
        <text:p text:style-name="P11"><text:soft-page-break/># -*- coding: utf-8 -*-</text:p>
        <text:p text:style-name="P12"># Assignment 1 for Machine Translation</text:p>
        <text:p text:style-name="P12"># Steven Eardley s0934142</text:p>
        <text:p text:style-name="P15"/>
        <text:p text:style-name="P13"><text:span text:style-name="T2">import</text:span> re</text:p>
        <text:p text:style-name="P13"><text:span text:style-name="T2">from</text:span> sys <text:span text:style-name="T2">import</text:span> argv, exit</text:p>
        <text:p text:style-name="P15"/>
        <text:p text:style-name="P13"><text:span text:style-name="T4">if</text:span> <text:span text:style-name="T5">len</text:span><text:span text:style-name="T4">(</text:span>argv<text:span text:style-name="T4">)</text:span> <text:span text:style-name="T4">==</text:span> <text:span text:style-name="T7">3</text:span>:</text:p>
        <text:p text:style-name="P14"><text:s text:c="4"/><text:span text:style-name="T9">to_file </text:span><text:span text:style-name="T10">=</text:span><text:span text:style-name="T9"> argv[</text:span><text:span text:style-name="T8">1</text:span><text:span text:style-name="T9">]</text:span></text:p>
        <text:p text:style-name="P14"><text:s text:c="4"/><text:span text:style-name="T9">from_file </text:span><text:span text:style-name="T10">=</text:span><text:span text:style-name="T9"> argv[</text:span><text:span text:style-name="T8">2</text:span><text:span text:style-name="T9">]</text:span></text:p>
        <text:p text:style-name="P13"><text:span text:style-name="T4">else</text:span>:</text:p>
        <text:p text:style-name="P14"><text:s text:c="4"/><text:span text:style-name="T10">print</text:span><text:span text:style-name="T9"> </text:span><text:span text:style-name="T11">"</text:span><text:span text:style-name="T3">\n</text:span><text:span text:style-name="T11">Use: ibm1.py to_language from_language</text:span><text:span text:style-name="T3">\n</text:span><text:span text:style-name="T11">Where these files are an alligned corpus.</text:span><text:span text:style-name="T3">\n</text:span><text:span text:style-name="T11">"</text:span></text:p>
        <text:p text:style-name="P14"><text:s text:c="4"/><text:span text:style-name="T9">exit</text:span><text:span text:style-name="T10">()</text:span></text:p>
        <text:p text:style-name="P15"/>
        <text:p text:style-name="P12"># Store the alligned sentences in a dictionary: { sentence_no : ([e], [f]) }</text:p>
        <text:p text:style-name="P13">sentences <text:span text:style-name="T4">=</text:span> <text:span text:style-name="T5">dict</text:span><text:span text:style-name="T4">()</text:span></text:p>
        <text:p text:style-name="P15"/>
        <text:p text:style-name="P12"># Store translations in a dictionary: { f : ([[e , t_ef, count_ef]], total_f) }</text:p>
        <text:p text:style-name="P13">translations <text:span text:style-name="T4">=</text:span> <text:span text:style-name="T5">dict</text:span><text:span text:style-name="T4">()</text:span></text:p>
        <text:p text:style-name="P15"/>
        <text:p text:style-name="P12"># Store the accumulated sentence probabilities</text:p>
        <text:p text:style-name="P13">total_s <text:span text:style-name="T4">=</text:span> <text:span text:style-name="T5">dict</text:span><text:span text:style-name="T4">()</text:span></text:p>
        <text:p text:style-name="P15"/>
        <text:p text:style-name="P12"># Store sets of words</text:p>
        <text:p text:style-name="P13">e_words <text:span text:style-name="T4">=</text:span> <text:span text:style-name="T5">set</text:span><text:span text:style-name="T4">(</text:span>[]<text:span text:style-name="T4">)</text:span></text:p>
        <text:p text:style-name="P13">f_words <text:span text:style-name="T4">=</text:span> <text:span text:style-name="T5">set</text:span><text:span text:style-name="T4">(</text:span>[]<text:span text:style-name="T4">)</text:span></text:p>
        <text:p text:style-name="P15"/>
        <text:p text:style-name="P12"># Remove punctuation which is surrounded by spaces, and separate into a list of words</text:p>
        <text:p text:style-name="P13"><text:span text:style-name="T4">def</text:span> list_words<text:span text:style-name="T4">(</text:span>sentence_string<text:span text:style-name="T4">)</text:span>:</text:p>
        <text:p text:style-name="P14"><text:s text:c="4"/><text:span text:style-name="T9">nonpunc_string </text:span><text:span text:style-name="T10">=</text:span><text:span text:style-name="T9"> re.sub</text:span><text:span text:style-name="T10">(</text:span><text:span text:style-name="T11">' \W '</text:span><text:span text:style-name="T9">, </text:span><text:span text:style-name="T11">' '</text:span><text:span text:style-name="T9">, sentence_string</text:span><text:span text:style-name="T10">)</text:span></text:p>
        <text:p text:style-name="P14"><text:s text:c="4"/></text:p>
        <text:p text:style-name="P14"><text:s text:c="4"/><text:span text:style-name="T12"># Get rid of the newline and full stop if present</text:span></text:p>
        <text:p text:style-name="P14"><text:s text:c="4"/><text:span text:style-name="T9">remove_newline </text:span><text:span text:style-name="T10">=</text:span><text:span text:style-name="T9"> re.sub</text:span><text:span text:style-name="T10">(</text:span><text:span text:style-name="T11">'\.*</text:span><text:span text:style-name="T3">\n</text:span><text:span text:style-name="T11">'</text:span><text:span text:style-name="T9">, </text:span><text:span text:style-name="T11">''</text:span><text:span text:style-name="T9">, nonpunc_string</text:span><text:span text:style-name="T10">)</text:span></text:p>
        <text:p text:style-name="P14"><text:s text:c="4"/><text:span text:style-name="T10">return</text:span><text:span text:style-name="T9"> remove_newline.split</text:span><text:span text:style-name="T10">(</text:span><text:span text:style-name="T11">" "</text:span><text:span text:style-name="T10">)</text:span></text:p>
        <text:p text:style-name="P15"/>
        <text:p text:style-name="P12"># Read sentence pairs from two alligned files.</text:p>
        <text:p text:style-name="P13"><text:span text:style-name="T4">def</text:span> readpairs<text:span text:style-name="T4">(</text:span>to_file, from_file<text:span text:style-name="T4">)</text:span>:</text:p>
        <text:p text:style-name="P14"><text:s text:c="4"/><text:span text:style-name="T9">f1 </text:span><text:span text:style-name="T10">=</text:span><text:span text:style-name="T9"> </text:span><text:span text:style-name="T6">open</text:span><text:span text:style-name="T10">(</text:span><text:span text:style-name="T9">to_file, </text:span><text:span text:style-name="T11">'r'</text:span><text:span text:style-name="T10">)</text:span></text:p>
        <text:p text:style-name="P14"><text:s text:c="4"/><text:span text:style-name="T9">f2 </text:span><text:span text:style-name="T10">=</text:span><text:span text:style-name="T9"> </text:span><text:span text:style-name="T6">open</text:span><text:span text:style-name="T10">(</text:span><text:span text:style-name="T9">from_file, </text:span><text:span text:style-name="T11">'r'</text:span><text:span text:style-name="T10">)</text:span></text:p>
        <text:p text:style-name="P14"><text:s text:c="4"/><text:span text:style-name="T10">try</text:span><text:span text:style-name="T9">:</text:span></text:p>
        <text:p text:style-name="P14"><text:s text:c="8"/><text:span text:style-name="T9">to_sentences </text:span><text:span text:style-name="T10">=</text:span><text:span text:style-name="T9"> f1.readlines</text:span><text:span text:style-name="T10">()</text:span></text:p>
        <text:p text:style-name="P14"><text:s text:c="8"/><text:span text:style-name="T9">from_sentences </text:span><text:span text:style-name="T10">=</text:span><text:span text:style-name="T9"> f2.readlines</text:span><text:span text:style-name="T10">()</text:span></text:p>
        <text:p text:style-name="P14"><text:s text:c="4"/><text:span text:style-name="T10">finally</text:span><text:span text:style-name="T9">:</text:span></text:p>
        <text:p text:style-name="P14"><text:s text:c="8"/><text:span text:style-name="T9">f1.close</text:span><text:span text:style-name="T10">()</text:span></text:p>
        <text:p text:style-name="P14"><text:s text:c="8"/><text:span text:style-name="T9">f2.close</text:span><text:span text:style-name="T10">()</text:span></text:p>
        <text:p text:style-name="P14"><text:s text:c="4"/></text:p>
        <text:p text:style-name="P14"><text:s text:c="4"/><text:span text:style-name="T10">if</text:span><text:span text:style-name="T9"> </text:span><text:span text:style-name="T6">len</text:span><text:span text:style-name="T10">(</text:span><text:span text:style-name="T9">to_sentences</text:span><text:span text:style-name="T10">)</text:span><text:span text:style-name="T9"> </text:span><text:span text:style-name="T10">!=</text:span><text:span text:style-name="T9"> </text:span><text:span text:style-name="T6">len</text:span><text:span text:style-name="T10">(</text:span><text:span text:style-name="T9">from_sentences</text:span><text:span text:style-name="T10">)</text:span><text:span text:style-name="T9">:</text:span></text:p>
        <text:p text:style-name="P14"><text:s text:c="8"/><text:span text:style-name="T10">print</text:span><text:span text:style-name="T9"> </text:span><text:span text:style-name="T11">"Mismatched document lengths!"</text:span></text:p>
        <text:p text:style-name="P14"><text:s text:c="4"/></text:p>
        <text:p text:style-name="P14"><text:s text:c="4"/><text:span text:style-name="T10">for</text:span><text:span text:style-name="T9"> i </text:span><text:span text:style-name="T10">in</text:span><text:span text:style-name="T9"> </text:span><text:span text:style-name="T6">range</text:span><text:span text:style-name="T10">(</text:span><text:span text:style-name="T8">0</text:span><text:span text:style-name="T9">, </text:span><text:span text:style-name="T6">len</text:span><text:span text:style-name="T10">(</text:span><text:span text:style-name="T9">to_sentences</text:span><text:span text:style-name="T10">))</text:span><text:span text:style-name="T9">:</text:span></text:p>
        <text:p text:style-name="P14"><text:s text:c="8"/><text:span text:style-name="T12"># Seperate the sentence into words and store in dictionary</text:span></text:p>
        <text:p text:style-name="P14"><text:s text:c="8"/><text:span text:style-name="T9">to_words </text:span><text:span text:style-name="T10">=</text:span><text:span text:style-name="T9"> list_words</text:span><text:span text:style-name="T10">(</text:span><text:span text:style-name="T9">to_sentences[i]</text:span><text:span text:style-name="T10">)</text:span></text:p>
        <text:p text:style-name="P14"><text:s text:c="8"/><text:span text:style-name="T9">from_words </text:span><text:span text:style-name="T10">=</text:span><text:span text:style-name="T9"> list_words</text:span><text:span text:style-name="T10">(</text:span><text:span text:style-name="T9">from_sentences[i]</text:span><text:span text:style-name="T10">)</text:span></text:p>
        <text:p text:style-name="P14"><text:s text:c="8"/><text:span text:style-name="T9">sentences[i] </text:span><text:span text:style-name="T10">=</text:span><text:span text:style-name="T9"> </text:span><text:span text:style-name="T10">(</text:span><text:span text:style-name="T9">to_words, from_words</text:span><text:span text:style-name="T10">)</text:span></text:p>
        <text:p text:style-name="P14"><text:s text:c="8"/></text:p>
        <text:p text:style-name="P14"><text:s text:c="8"/><text:span text:style-name="T12"># Store the unique words</text:span></text:p>
        <text:p text:style-name="P14"><text:s text:c="8"/><text:span text:style-name="T10">global</text:span><text:span text:style-name="T9"> e_words, f_words</text:span></text:p>
        <text:p text:style-name="P14"><text:s text:c="8"/><text:span text:style-name="T9">e_words </text:span><text:span text:style-name="T10">=</text:span><text:span text:style-name="T9"> e_words </text:span><text:span text:style-name="T10">|</text:span><text:span text:style-name="T9"> </text:span><text:span text:style-name="T6">set</text:span><text:span text:style-name="T10">(</text:span><text:span text:style-name="T9">to_words</text:span><text:span text:style-name="T10">)</text:span></text:p>
        <text:p text:style-name="P14"><text:s text:c="8"/><text:span text:style-name="T9">f_words </text:span><text:span text:style-name="T10">=</text:span><text:span text:style-name="T9"> f_words </text:span><text:span text:style-name="T10">|</text:span><text:span text:style-name="T9"> </text:span><text:span text:style-name="T6">set</text:span><text:span text:style-name="T10">(</text:span><text:span text:style-name="T9">from_words</text:span><text:span text:style-name="T10">)</text:span></text:p>
        <text:p text:style-name="P15"/>
        <text:p text:style-name="P12"><text:soft-page-break/># Run IBM Model 1 until convergence. I tried to match the pseudo code here.</text:p>
        <text:p text:style-name="P13"><text:span text:style-name="T4">def</text:span> ibm1<text:span text:style-name="T4">()</text:span>:</text:p>
        <text:p text:style-name="P14"><text:s text:c="4"/><text:span text:style-name="T9">init_uniformly</text:span><text:span text:style-name="T10">()</text:span></text:p>
        <text:p text:style-name="P14"><text:s text:c="4"/></text:p>
        <text:p text:style-name="P14"><text:s text:c="4"/><text:span text:style-name="T9">converged </text:span><text:span text:style-name="T10">=</text:span><text:span text:style-name="T9"> </text:span><text:span text:style-name="T13">False</text:span></text:p>
        <text:p text:style-name="P14"><text:s text:c="4"/><text:span text:style-name="T9">n_iterations </text:span><text:span text:style-name="T10">=</text:span><text:span text:style-name="T9"> </text:span><text:span text:style-name="T8">0</text:span></text:p>
        <text:p text:style-name="P14"><text:s text:c="4"/><text:span text:style-name="T10">while</text:span><text:span text:style-name="T9"> </text:span><text:span text:style-name="T10">not</text:span><text:span text:style-name="T9"> converged:</text:span></text:p>
        <text:p text:style-name="P14"><text:s text:c="8"/><text:span text:style-name="T9">converged </text:span><text:span text:style-name="T10">=</text:span><text:span text:style-name="T9"> </text:span><text:span text:style-name="T13">True</text:span></text:p>
        <text:p text:style-name="P14"><text:s text:c="8"/><text:span text:style-name="T10">for</text:span><text:span text:style-name="T9"> </text:span><text:span text:style-name="T10">(</text:span><text:span text:style-name="T9">e_s, f_s</text:span><text:span text:style-name="T10">)</text:span><text:span text:style-name="T9"> </text:span><text:span text:style-name="T10">in</text:span><text:span text:style-name="T9"> sentences.values</text:span><text:span text:style-name="T10">()</text:span><text:span text:style-name="T9">:</text:span></text:p>
        <text:p text:style-name="P14"><text:s text:c="12"/></text:p>
        <text:p text:style-name="P14"><text:s text:c="12"/></text:p>
        <text:p text:style-name="P14"><text:s text:c="12"/><text:span text:style-name="T12"># Compute normalisation</text:span></text:p>
        <text:p text:style-name="P14"><text:s text:c="12"/><text:span text:style-name="T10">for</text:span><text:span text:style-name="T9"> e </text:span><text:span text:style-name="T10">in</text:span><text:span text:style-name="T9"> e_s:</text:span></text:p>
        <text:p text:style-name="P14"><text:s text:c="16"/><text:span text:style-name="T9">total_s[e] </text:span><text:span text:style-name="T10">=</text:span><text:span text:style-name="T9"> </text:span><text:span text:style-name="T14">0.0</text:span></text:p>
        <text:p text:style-name="P14"><text:s text:c="16"/><text:span text:style-name="T10">for</text:span><text:span text:style-name="T9"> f </text:span><text:span text:style-name="T10">in</text:span><text:span text:style-name="T9"> f_s:</text:span></text:p>
        <text:p text:style-name="P14"><text:s text:c="20"/></text:p>
        <text:p text:style-name="P14"><text:s text:c="20"/><text:span text:style-name="T12"># Sum the t_ef probabilities when e is found in the translations</text:span></text:p>
        <text:p text:style-name="P14"><text:s text:c="20"/><text:span text:style-name="T10">(</text:span><text:span text:style-name="T9">E_list, total_f</text:span><text:span text:style-name="T10">)</text:span><text:span text:style-name="T9"> </text:span><text:span text:style-name="T10">=</text:span><text:span text:style-name="T9"> translations[f]</text:span></text:p>
        <text:p text:style-name="P14"><text:s text:c="20"/><text:span text:style-name="T10">for</text:span><text:span text:style-name="T9"> [E, t_ef, count_ef] </text:span><text:span text:style-name="T10">in</text:span><text:span text:style-name="T9"> E_list:</text:span></text:p>
        <text:p text:style-name="P14"><text:s text:c="24"/><text:span text:style-name="T10">if</text:span><text:span text:style-name="T9"> E </text:span><text:span text:style-name="T10">==</text:span><text:span text:style-name="T9"> e:</text:span></text:p>
        <text:p text:style-name="P14"><text:s text:c="28"/><text:span text:style-name="T9">total_s[e] </text:span><text:span text:style-name="T10">=</text:span><text:span text:style-name="T9"> total_s[e] </text:span><text:span text:style-name="T10">+</text:span><text:span text:style-name="T9"> t_ef</text:span></text:p>
        <text:p text:style-name="P14"><text:s text:c="12"/></text:p>
        <text:p text:style-name="P14"><text:s text:c="12"/><text:span text:style-name="T12"># Collect counts</text:span></text:p>
        <text:p text:style-name="P14"><text:s text:c="12"/><text:span text:style-name="T10">for</text:span><text:span text:style-name="T9"> e </text:span><text:span text:style-name="T10">in</text:span><text:span text:style-name="T9"> e_s:</text:span></text:p>
        <text:p text:style-name="P14"><text:s text:c="16"/><text:span text:style-name="T10">for</text:span><text:span text:style-name="T9"> f </text:span><text:span text:style-name="T10">in</text:span><text:span text:style-name="T9"> f_s:</text:span></text:p>
        <text:p text:style-name="P14"><text:s text:c="20"/><text:span text:style-name="T10">(</text:span><text:span text:style-name="T9">E_list, total_f</text:span><text:span text:style-name="T10">)</text:span><text:span text:style-name="T9"> <text:s/></text:span><text:span text:style-name="T10">=</text:span><text:span text:style-name="T9"> translations[f]</text:span></text:p>
        <text:p text:style-name="P14"><text:s text:c="20"/><text:span text:style-name="T9">new_E_list </text:span><text:span text:style-name="T10">=</text:span><text:span text:style-name="T9"> []</text:span></text:p>
        <text:p text:style-name="P14"><text:s text:c="20"/><text:span text:style-name="T10">if</text:span><text:span text:style-name="T9"> total_s[e] </text:span><text:span text:style-name="T10">!=</text:span><text:span text:style-name="T9"> </text:span><text:span text:style-name="T14">0.0</text:span><text:span text:style-name="T9">:</text:span></text:p>
        <text:p text:style-name="P14"><text:s text:c="24"/><text:span text:style-name="T10">for</text:span><text:span text:style-name="T9"> [E, t_ef, count_ef] </text:span><text:span text:style-name="T10">in</text:span><text:span text:style-name="T9"> E_list:</text:span></text:p>
        <text:p text:style-name="P14"><text:s text:c="28"/><text:span text:style-name="T10">if</text:span><text:span text:style-name="T9"> E </text:span><text:span text:style-name="T10">==</text:span><text:span text:style-name="T9"> e:</text:span></text:p>
        <text:p text:style-name="P14"><text:s text:c="32"/><text:span text:style-name="T9">count_ef </text:span><text:span text:style-name="T10">+=</text:span><text:span text:style-name="T9"> t_ef </text:span><text:span text:style-name="T10">/</text:span><text:span text:style-name="T9"> total_s[e]</text:span></text:p>
        <text:p text:style-name="P14"><text:s text:c="28"/><text:span text:style-name="T9">new_E_list.append</text:span><text:span text:style-name="T10">(</text:span><text:span text:style-name="T9">[E, t_ef, count_ef]</text:span><text:span text:style-name="T10">)</text:span></text:p>
        <text:p text:style-name="P14"><text:s text:c="24"/><text:span text:style-name="T9">translations[f] </text:span><text:span text:style-name="T10">=</text:span><text:span text:style-name="T9"> </text:span><text:span text:style-name="T10">(</text:span><text:span text:style-name="T9">new_E_list, total_f </text:span><text:span text:style-name="T10">+</text:span><text:span text:style-name="T9"> t_ef </text:span><text:span text:style-name="T10">/</text:span><text:span text:style-name="T9"> total_s[e]</text:span><text:span text:style-name="T10">)</text:span></text:p>
        <text:p text:style-name="P14"><text:s text:c="12"/></text:p>
        <text:p text:style-name="P14"><text:s text:c="12"/><text:span text:style-name="T12"># Estimate probabilities</text:span></text:p>
        <text:p text:style-name="P14"><text:s text:c="12"/><text:span text:style-name="T10">for</text:span><text:span text:style-name="T9"> F </text:span><text:span text:style-name="T10">in</text:span><text:span text:style-name="T9"> translations.keys</text:span><text:span text:style-name="T10">()</text:span><text:span text:style-name="T9">:</text:span></text:p>
        <text:p text:style-name="P14"><text:s text:c="16"/><text:span text:style-name="T10">(</text:span><text:span text:style-name="T9">E_list, total_f</text:span><text:span text:style-name="T10">)</text:span><text:span text:style-name="T9"> <text:s/></text:span><text:span text:style-name="T10">=</text:span><text:span text:style-name="T9"> translations[F]</text:span></text:p>
        <text:p text:style-name="P14"><text:s text:c="16"/><text:span text:style-name="T9">new_E_list </text:span><text:span text:style-name="T10">=</text:span><text:span text:style-name="T9"> []</text:span></text:p>
        <text:p text:style-name="P14"><text:s text:c="16"/><text:span text:style-name="T10">for</text:span><text:span text:style-name="T9"> [E, t_ef, count_ef] </text:span><text:span text:style-name="T10">in</text:span><text:span text:style-name="T9"> E_list:</text:span></text:p>
        <text:p text:style-name="P14"><text:s text:c="20"/><text:span text:style-name="T9">new_t_ef </text:span><text:span text:style-name="T10">=</text:span><text:span text:style-name="T9"> t_ef</text:span></text:p>
        <text:p text:style-name="P14"><text:s text:c="20"/><text:span text:style-name="T10">try</text:span><text:span text:style-name="T9">:</text:span></text:p>
        <text:p text:style-name="P14"><text:s text:c="24"/><text:span text:style-name="T9">new_t_ef </text:span><text:span text:style-name="T10">=</text:span><text:span text:style-name="T9"> count_ef </text:span><text:span text:style-name="T10">/</text:span><text:span text:style-name="T9"> total_f</text:span></text:p>
        <text:p text:style-name="P14"><text:s text:c="24"/><text:span text:style-name="T9">new_E_list.append</text:span><text:span text:style-name="T10">(</text:span><text:span text:style-name="T9">[E, new_t_ef, </text:span><text:span text:style-name="T14">0.0</text:span><text:span text:style-name="T9">]</text:span><text:span text:style-name="T10">)</text:span></text:p>
        <text:p text:style-name="P14"><text:s text:c="20"/><text:span text:style-name="T10">except</text:span><text:span text:style-name="T9"> </text:span><text:span text:style-name="T15">ZeroDivisionError</text:span><text:span text:style-name="T9">:</text:span></text:p>
        <text:p text:style-name="P14"><text:s text:c="24"/><text:span text:style-name="T9">new_E_list.append</text:span><text:span text:style-name="T10">(</text:span><text:span text:style-name="T9">[E, new_t_ef, </text:span><text:span text:style-name="T14">0.0</text:span><text:span text:style-name="T9">]</text:span><text:span text:style-name="T10">)</text:span></text:p>
        <text:p text:style-name="P14"><text:s text:c="20"/><text:span text:style-name="T10">if</text:span><text:span text:style-name="T9"> </text:span><text:span text:style-name="T6">int</text:span><text:span text:style-name="T10">(</text:span><text:span text:style-name="T9">new_t_ef </text:span><text:span text:style-name="T10">*</text:span><text:span text:style-name="T9"> </text:span><text:span text:style-name="T8">1000</text:span><text:span text:style-name="T10">)</text:span><text:span text:style-name="T9"> </text:span><text:span text:style-name="T10">!=</text:span><text:span text:style-name="T9"> </text:span><text:span text:style-name="T6">int</text:span><text:span text:style-name="T10">(</text:span><text:span text:style-name="T9">t_ef </text:span><text:span text:style-name="T10">*</text:span><text:span text:style-name="T9"> </text:span><text:span text:style-name="T8">1000</text:span><text:span text:style-name="T10">)</text:span><text:span text:style-name="T9">:</text:span></text:p>
        <text:p text:style-name="P14"><text:s text:c="24"/><text:span text:style-name="T9">converged </text:span><text:span text:style-name="T10">=</text:span><text:span text:style-name="T9"> </text:span><text:span text:style-name="T13">False</text:span></text:p>
        <text:p text:style-name="P14"><text:s text:c="16"/><text:span text:style-name="T9">translations[F] </text:span><text:span text:style-name="T10">=</text:span><text:span text:style-name="T9"> </text:span><text:span text:style-name="T10">(</text:span><text:span text:style-name="T9">new_E_list, </text:span><text:span text:style-name="T14">0.0</text:span><text:span text:style-name="T10">)</text:span></text:p>
        <text:p text:style-name="P14"><text:s text:c="20"/></text:p>
        <text:p text:style-name="P14"><text:s text:c="8"/><text:span text:style-name="T10">if</text:span><text:span text:style-name="T9"> n_iterations </text:span><text:span text:style-name="T10">&gt;</text:span><text:span text:style-name="T9"> </text:span><text:span text:style-name="T8">10</text:span><text:span text:style-name="T9">:</text:span></text:p>
        <text:p text:style-name="P14"><text:s text:c="11"/><text:span text:style-name="T9">converged </text:span><text:span text:style-name="T10">=</text:span><text:span text:style-name="T9"> </text:span><text:span text:style-name="T13">True</text:span></text:p>
        <text:p text:style-name="P14"><text:s text:c="11"/><text:span text:style-name="T10">print</text:span><text:span text:style-name="T9"> </text:span><text:span text:style-name="T11">"</text:span><text:span text:style-name="T3">\n</text:span><text:span text:style-name="T11">Too many iterations - forced convergence</text:span><text:span text:style-name="T3">\n</text:span><text:span text:style-name="T11">"</text:span></text:p>
        <text:p text:style-name="P14"><text:s text:c="8"/><text:span text:style-name="T9">n_iterations </text:span><text:span text:style-name="T10">+=</text:span><text:span text:style-name="T9"> </text:span><text:span text:style-name="T8">1</text:span></text:p>
        <text:p text:style-name="P14"><text:s text:c="8"/></text:p>
        <text:p text:style-name="P12"># Initialise with each foreign word with its available translations, with uniform probability.</text:p>
        <text:p text:style-name="P13"><text:span text:style-name="T4">def</text:span> init_uniformly<text:span text:style-name="T4">()</text:span>:</text:p>
        <text:p text:style-name="P14"><text:s text:c="4"/><text:span text:style-name="T10">global</text:span><text:span text:style-name="T9"> e_words, f_words</text:span></text:p>
        <text:p text:style-name="P14"><text:s text:c="4"/><text:span text:style-name="T9">uniform_prob </text:span><text:span text:style-name="T10">=</text:span><text:span text:style-name="T9"> </text:span><text:span text:style-name="T8">1</text:span><text:span text:style-name="T9"> </text:span><text:span text:style-name="T10">/</text:span><text:span text:style-name="T9"> </text:span><text:span text:style-name="T6">float</text:span><text:span text:style-name="T10">(</text:span><text:span text:style-name="T6">len</text:span><text:span text:style-name="T10">(</text:span><text:span text:style-name="T9">e_words</text:span><text:span text:style-name="T10">))</text:span></text:p>
        <text:p text:style-name="P14"><text:s text:c="4"/><text:span text:style-name="T10">for</text:span><text:span text:style-name="T9"> f </text:span><text:span text:style-name="T10">in</text:span><text:span text:style-name="T9"> f_words:</text:span></text:p>
        <text:p text:style-name="P14"><text:s text:c="8"/><text:span text:style-name="T9">translations[f] </text:span><text:span text:style-name="T10">=</text:span><text:span text:style-name="T9"> </text:span><text:span text:style-name="T10">(</text:span><text:span text:style-name="T9"> [[ e, uniform_prob, </text:span><text:span text:style-name="T14">0.0</text:span><text:span text:style-name="T9">] </text:span><text:span text:style-name="T10">for</text:span><text:span text:style-name="T9"> e </text:span><text:span text:style-name="T10">in</text:span><text:span text:style-name="T9"> e_words] , </text:span><text:span text:style-name="T14">0.0</text:span><text:span text:style-name="T10">)</text:span></text:p>
        <text:p text:style-name="P14"><text:s text:c="4"/></text:p>
        <text:p text:style-name="P14"><text:soft-page-break/><text:s text:c="4"/><text:span text:style-name="T10">for</text:span><text:span text:style-name="T9"> e </text:span><text:span text:style-name="T10">in</text:span><text:span text:style-name="T9"> e_words:</text:span></text:p>
        <text:p text:style-name="P14"><text:s text:c="8"/><text:span text:style-name="T9">total_s[e] </text:span><text:span text:style-name="T10">=</text:span><text:span text:style-name="T9"> </text:span><text:span text:style-name="T14">0.0</text:span></text:p>
        <text:p text:style-name="P15"/>
        <text:p text:style-name="P12"># Running the program</text:p>
        <text:p text:style-name="P13">readpairs<text:span text:style-name="T4">(</text:span>to_file, from_file<text:span text:style-name="T4">)</text:span></text:p>
        <text:p text:style-name="P13">init_uniformly<text:span text:style-name="T4">()</text:span></text:p>
        <text:p text:style-name="P13">ibm1<text:span text:style-name="T4">()</text:span></text:p>
        <text:p text:style-name="P13"><text:span text:style-name="T4">print</text:span> sentences.items<text:span text:style-name="T4">()</text:span>[<text:span text:style-name="T7">2</text:span>]</text:p>
        <text:p text:style-name="P15"/>
        <text:p text:style-name="P12"># Print the foreign word and an ordered list of likely English translations</text:p>
        <text:p text:style-name="P13"><text:span text:style-name="T4">for</text:span> f <text:span text:style-name="T4">in</text:span> translations.keys<text:span text:style-name="T4">()</text:span>:</text:p>
        <text:p text:style-name="P14"><text:s text:c="4"/><text:span text:style-name="T10">print</text:span><text:span text:style-name="T9"> </text:span><text:span text:style-name="T11">"</text:span><text:span text:style-name="T3">\n</text:span><text:span text:style-name="T11">"</text:span><text:span text:style-name="T9"> </text:span><text:span text:style-name="T10">+</text:span><text:span text:style-name="T9"> f </text:span></text:p>
        <text:p text:style-name="P14"><text:s text:c="4"/><text:span text:style-name="T9">sorted_list </text:span><text:span text:style-name="T10">=</text:span><text:span text:style-name="T9"> </text:span><text:span text:style-name="T6">sorted</text:span><text:span text:style-name="T10">(</text:span><text:span text:style-name="T9">translations[f][</text:span><text:span text:style-name="T8">0</text:span><text:span text:style-name="T9">], key</text:span><text:span text:style-name="T10">=lambda</text:span><text:span text:style-name="T9"> x: x[</text:span><text:span text:style-name="T8">1</text:span><text:span text:style-name="T9">], reverse </text:span><text:span text:style-name="T10">=</text:span><text:span text:style-name="T9"> </text:span><text:span text:style-name="T13">True</text:span><text:span text:style-name="T10">)</text:span></text:p>
        <text:p text:style-name="P14"><text:s text:c="4"/><text:span text:style-name="T10">for</text:span><text:span text:style-name="T9"> [a, b, c] </text:span><text:span text:style-name="T10">in</text:span><text:span text:style-name="T9"> sorted_list:</text:span></text:p>
        <text:p text:style-name="P16"><text:s text:c="8"/><text:span text:style-name="T10">print</text:span><text:span text:style-name="T9"> </text:span><text:span text:style-name="T11">"{0}</text:span><text:span text:style-name="T3">\t\t</text:span><text:span text:style-name="T11">{1}"</text:span><text:span text:style-name="T9">.format</text:span><text:span text:style-name="T10">(</text:span><text:span text:style-name="T9">a, b</text:span><text:span text:style-name="T10">)</text:span></text:p>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Bitstream Vera Sans2" svg:font-family="'Bitstream Vera Sans'" style:font-family-generic="modern" style:font-pitch="fixed"/>
    <style:font-face style:name="Bitstream Vera Sans Mono" svg:font-family="'Bitstream Vera Sans Mono'" style:font-family-generic="modern" style:font-pitch="fixed"/>
    <style:font-face style:name="DejaVu Sans Mono" svg:font-family="'DejaVu Sans Mono'" style:font-family-generic="modern" style:font-pitch="fixed"/>
    <style:font-face style:name="Bitstream Vera Serif" svg:font-family="'Bitstream Vera Serif'"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Bitstream Vera Sans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1"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Bitstream Vera Sans2"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Eardley</meta:initial-creator>
    <meta:creation-date>2013-02-15T14:13:24</meta:creation-date>
    <dc:date>2013-02-15T15:32:09</dc:date>
    <dc:creator>Steven Eardley</dc:creator>
    <meta:editing-duration>PT1H3M5S</meta:editing-duration>
    <meta:editing-cycles>6</meta:editing-cycles>
    <meta:generator>LibreOffice/3.4$Unix LibreOffice_project/340m1$Build-502</meta:generator>
    <meta:document-statistic meta:table-count="0" meta:image-count="0" meta:object-count="0" meta:page-count="5" meta:paragraph-count="192" meta:word-count="1265" meta:character-count="9339" meta:non-whitespace-character-count="6606"/>
  </office:meta>
</office:document-meta>
</file>